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/>
      <text:p text:style-name="Standard"/>
      <text:p text:style-name="Standard"/>
      <text:p text:style-name="Standard">To Do List: </text:p>
      <text:list xml:id="list4262242063183315720" text:style-name="L1">
        <text:list-item>
          <text:p text:style-name="P2">Setup the scenes, menus and so on.</text:p>
        </text:list-item>
        <text:list-item>
          <text:p text:style-name="P2">Find out what shapes, game objects, colours or whatever I will use.</text:p>
        </text:list-item>
        <text:list-item>
          <text:p text:style-name="P2">Test the on click function with a print statement.</text:p>
        </text:list-item>
        <text:list-item>
          <text:p text:style-name="P2">Write the score system script to print to console the score per shape clicked &amp; the total level score.</text:p>
        </text:list-item>
        <text:list-item>
          <text:p text:style-name="P2">Make the score system write to a UI element either on that screen or the score screen or both.</text:p>
        </text:list-item>
        <text:list-item>
          <text:p text:style-name="P2">Set up the camera/player position and rotation. Also check that the axis isn't a mess.</text:p>
        </text:list-item>
        <text:list-item>
          <text:p text:style-name="P2">Set up the start and end of the level.</text:p>
        </text:list-item>
        <text:list-item>
          <text:p text:style-name="P2">Write the win/end of level condition for the end goal.</text:p>
        </text:list-item>
        <text:list-item>
          <text:p text:style-name="P2">Create the speed and movement for the camera/player.</text:p>
        </text:list-item>
        <text:list-item>
          <text:p text:style-name="P2">Make it so that the objects or shapes either move past you or remain stationary as you pass them or both?</text:p>
        </text:list-item>
        <text:list-item>
          <text:p text:style-name="P2">Write a script for each type of shape that contains it's score worth &amp; public movement. There will be three, red, blue &amp; pink(puzzle piece). The movement will be public so that the designer can decide whether it should be a stationary object or not.</text:p>
        </text:list-item>
        <text:list-item>
          <text:p text:style-name="P2">Test different movement speeds until the max and minimum is understood and noted in the scripts. Then prefab things at the optimal speed.</text:p>
        </text:list-item>
        <text:list-item>
          <text:p text:style-name="P2">Make the level in editor until it is playable.</text:p>
        </text:list-item>
        <text:list-item>
          <text:p text:style-name="P2">Test until everything works, minus the puzzle piece which should just print a statement for now.</text:p>
        </text:list-item>
        <text:list-item>
          <text:p text:style-name="P2">Test and build and fix.</text:p>
        </text:list-item>
        <text:list-item>
          <text:p text:style-name="P2">Make the puzzle piece/counter work.</text:p>
        </text:list-item>
        <text:list-item>
          <text:p text:style-name="P2">Test and build and fix.</text:p>
        </text:list-item>
        <text:list-item>
          <text:p text:style-name="P2">The basic game is now playable.</text:p>
        </text:list-item>
        <text:list-item>
          <text:p text:style-name="P2">Polish can now be listed bellow for possible future improvement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3-05T16:08:24.15</dc:date>
    <dc:creator>Charlie Gracie</dc:creator>
    <meta:editing-duration>PT3H57M13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1" meta:paragraph-count="24" meta:word-count="298" meta:character-count="1541"/>
  </office:meta>
</office:document-meta>
</file>